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P Coeff</text:p>
          </table:table-cell>
          <table:table-cell office:value-type="string" calcext:value-type="string">
            <text:p>Armor Coeff</text:p>
          </table:table-cell>
          <table:table-cell office:value-type="string" calcext:value-type="string">
            <text:p>HP from 20k Stone</text:p>
          </table:table-cell>
          <table:table-cell office:value-type="string" calcext:value-type="string">
            <text:p>Damage Mit</text:p>
          </table:table-cell>
          <table:table-cell office:value-type="string" calcext:value-type="string">
            <text:p>Max Damage</text:p>
          </table:table-cell>
        </table:table-row>
        <table:table-row table:style-name="ro1">
          <table:table-cell office:value-type="string" calcext:value-type="string">
            <text:p>Gunlancer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table:formula="of:=[.B2] * 20000" office:value-type="float" office:value="50000" calcext:value-type="float">
            <text:p>50000</text:p>
          </table:table-cell>
          <table:table-cell table:formula="of:= 1 -(1 / ((0.7675 * [.C2]) + 1))" office:value-type="float" office:value="0.499436866474784" calcext:value-type="float">
            <text:p>0.499436866474784</text:p>
          </table:table-cell>
          <table:table-cell table:formula="of:=[.D2] / (1 / ((0.7675 * [.C2]) + 1))" office:value-type="float" office:value="99887.5" calcext:value-type="float">
            <text:p>99887.5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.3" calcext:value-type="float">
            <text:p>2.3</text:p>
          </table:table-cell>
          <table:table-cell office:value-type="float" office:value="1.15" calcext:value-type="float">
            <text:p>1.15</text:p>
          </table:table-cell>
          <table:table-cell table:formula="of:=[.B3] * 20000" office:value-type="float" office:value="46000" calcext:value-type="float">
            <text:p>46000</text:p>
          </table:table-cell>
          <table:table-cell table:formula="of:= 1 -(1 / ((0.7675 * [.C3]) + 1))" office:value-type="float" office:value="0.468826771130735" calcext:value-type="float">
            <text:p>0.468826771130735</text:p>
          </table:table-cell>
          <table:table-cell table:formula="of:=[.D3] / (1 / ((0.7675 * [.C3]) + 1))" office:value-type="float" office:value="86600.75" calcext:value-type="float">
            <text:p>86600.75</text:p>
          </table:table-cell>
        </table:table-row>
        <table:table-row table:style-name="ro1">
          <table:table-cell office:value-type="string" calcext:value-type="string">
            <text:p>Scrapper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table:formula="of:=[.B4] * 20000" office:value-type="float" office:value="46000" calcext:value-type="float">
            <text:p>46000</text:p>
          </table:table-cell>
          <table:table-cell table:formula="of:= 1 -(1 / ((0.7675 * [.C4]) + 1))" office:value-type="float" office:value="0.457774162938864" calcext:value-type="float">
            <text:p>0.457774162938864</text:p>
          </table:table-cell>
          <table:table-cell table:formula="of:=[.D4] / (1 / ((0.7675 * [.C4]) + 1))" office:value-type="float" office:value="84835.5" calcext:value-type="float">
            <text:p>84835.5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formula="of:=[.B5] * 20000" office:value-type="float" office:value="44000" calcext:value-type="float">
            <text:p>44000</text:p>
          </table:table-cell>
          <table:table-cell table:formula="of:= 1 -(1 / ((0.7675 * [.C5]) + 1))" office:value-type="float" office:value="0.457774162938864" calcext:value-type="float">
            <text:p>0.457774162938864</text:p>
          </table:table-cell>
          <table:table-cell table:formula="of:=[.D5] / (1 / ((0.7675 * [.C5]) + 1))" office:value-type="float" office:value="81147" calcext:value-type="float">
            <text:p>81147</text:p>
          </table:table-cell>
        </table:table-row>
        <table:table-row table:style-name="ro1">
          <table:table-cell office:value-type="string" calcext:value-type="string">
            <text:p>Slayer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formula="of:=[.B6] * 20000" office:value-type="float" office:value="44000" calcext:value-type="float">
            <text:p>44000</text:p>
          </table:table-cell>
          <table:table-cell table:formula="of:= 1 -(1 / ((0.7675 * [.C6]) + 1))" office:value-type="float" office:value="0.457774162938864" calcext:value-type="float">
            <text:p>0.457774162938864</text:p>
          </table:table-cell>
          <table:table-cell table:formula="of:=[.D6] / (1 / ((0.7675 * [.C6]) + 1))" office:value-type="float" office:value="81147" calcext:value-type="float">
            <text:p>81147</text:p>
          </table:table-cell>
        </table:table-row>
        <table:table-row table:style-name="ro1">
          <table:table-cell office:value-type="string" calcext:value-type="string">
            <text:p>Glaivier</text:p>
          </table:table-cell>
          <table:table-cell office:value-type="float" office:value="2.2" calcext:value-type="float">
            <text:p>2.2</text:p>
          </table:table-cell>
          <table:table-cell office:value-type="float" office:value="1.05" calcext:value-type="float">
            <text:p>1.05</text:p>
          </table:table-cell>
          <table:table-cell table:formula="of:=[.B7] * 20000" office:value-type="float" office:value="44000" calcext:value-type="float">
            <text:p>44000</text:p>
          </table:table-cell>
          <table:table-cell table:formula="of:= 1 -(1 / ((0.7675 * [.C7]) + 1))" office:value-type="float" office:value="0.446251816986226" calcext:value-type="float">
            <text:p>0.446251816986226</text:p>
          </table:table-cell>
          <table:table-cell table:formula="of:=[.D7] / (1 / ((0.7675 * [.C7]) + 1))" office:value-type="float" office:value="79458.5" calcext:value-type="float">
            <text:p>79458.5</text:p>
          </table:table-cell>
        </table:table-row>
        <table:table-row table:style-name="ro1">
          <table:table-cell office:value-type="string" calcext:value-type="string">
            <text:p>Wardancer</text:p>
          </table:table-cell>
          <table:table-cell office:value-type="float" office:value="2.2" calcext:value-type="float">
            <text:p>2.2</text:p>
          </table:table-cell>
          <table:table-cell office:value-type="float" office:value="1.05" calcext:value-type="float">
            <text:p>1.05</text:p>
          </table:table-cell>
          <table:table-cell table:formula="of:=[.B8] * 20000" office:value-type="float" office:value="44000" calcext:value-type="float">
            <text:p>44000</text:p>
          </table:table-cell>
          <table:table-cell table:formula="of:= 1 -(1 / ((0.7675 * [.C8]) + 1))" office:value-type="float" office:value="0.446251816986226" calcext:value-type="float">
            <text:p>0.446251816986226</text:p>
          </table:table-cell>
          <table:table-cell table:formula="of:=[.D8] / (1 / ((0.7675 * [.C8]) + 1))" office:value-type="float" office:value="79458.5" calcext:value-type="float">
            <text:p>79458.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float" office:value="2.2" calcext:value-type="float">
            <text:p>2.2</text:p>
          </table:table-cell>
          <table:table-cell office:value-type="float" office:value="1.05" calcext:value-type="float">
            <text:p>1.05</text:p>
          </table:table-cell>
          <table:table-cell table:formula="of:=[.B9] * 20000" office:value-type="float" office:value="44000" calcext:value-type="float">
            <text:p>44000</text:p>
          </table:table-cell>
          <table:table-cell table:formula="of:= 1 -(1 / ((0.7675 * [.C9]) + 1))" office:value-type="float" office:value="0.446251816986226" calcext:value-type="float">
            <text:p>0.446251816986226</text:p>
          </table:table-cell>
          <table:table-cell table:formula="of:=[.D9] / (1 / ((0.7675 * [.C9]) + 1))" office:value-type="float" office:value="79458.5" calcext:value-type="float">
            <text:p>79458.5</text:p>
          </table:table-cell>
        </table:table-row>
        <table:table-row table:style-name="ro1">
          <table:table-cell office:value-type="string" calcext:value-type="string">
            <text:p>Paladin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table:formula="of:=[.B10] * 20000" office:value-type="float" office:value="42000" calcext:value-type="float">
            <text:p>42000</text:p>
          </table:table-cell>
          <table:table-cell table:formula="of:= 1 -(1 / ((0.7675 * [.C10]) + 1))" office:value-type="float" office:value="0.457774162938864" calcext:value-type="float">
            <text:p>0.457774162938864</text:p>
          </table:table-cell>
          <table:table-cell table:formula="of:=[.D10] / (1 / ((0.7675 * [.C10]) + 1))" office:value-type="float" office:value="77458.5" calcext:value-type="float">
            <text:p>77458.5</text:p>
          </table:table-cell>
        </table:table-row>
        <table:table-row table:style-name="ro1">
          <table:table-cell office:value-type="string" calcext:value-type="string">
            <text:p>Soulfist</text:p>
          </table:table-cell>
          <table:table-cell office:value-type="float" office:value="2.1" calcext:value-type="float">
            <text:p>2.1</text:p>
          </table:table-cell>
          <table:table-cell office:value-type="float" office:value="1.05" calcext:value-type="float">
            <text:p>1.05</text:p>
          </table:table-cell>
          <table:table-cell table:formula="of:=[.B11] * 20000" office:value-type="float" office:value="42000" calcext:value-type="float">
            <text:p>42000</text:p>
          </table:table-cell>
          <table:table-cell table:formula="of:= 1 -(1 / ((0.7675 * [.C11]) + 1))" office:value-type="float" office:value="0.446251816986226" calcext:value-type="float">
            <text:p>0.446251816986226</text:p>
          </table:table-cell>
          <table:table-cell table:formula="of:=[.D11] / (1 / ((0.7675 * [.C11]) + 1))" office:value-type="float" office:value="75846.75" calcext:value-type="float">
            <text:p>75846.75</text:p>
          </table:table-cell>
        </table:table-row>
        <table:table-row table:style-name="ro1">
          <table:table-cell office:value-type="string" calcext:value-type="string">
            <text:p>Deathblade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formula="of:=[.B12] * 20000" office:value-type="float" office:value="44000" calcext:value-type="float">
            <text:p>44000</text:p>
          </table:table-cell>
          <table:table-cell table:formula="of:= 1 -(1 / ((0.7675 * [.C12]) + 1))" office:value-type="float" office:value="0.408546503031199" calcext:value-type="float">
            <text:p>0.408546503031199</text:p>
          </table:table-cell>
          <table:table-cell table:formula="of:=[.D12] / (1 / ((0.7675 * [.C12]) + 1))" office:value-type="float" office:value="74393" calcext:value-type="float">
            <text:p>74393</text:p>
          </table:table-cell>
        </table:table-row>
        <table:table-row table:style-name="ro1">
          <table:table-cell office:value-type="string" calcext:value-type="string">
            <text:p>Artillerist</text:p>
          </table:table-cell>
          <table:table-cell office:value-type="float" office:value="2.1" calcext:value-type="float">
            <text:p>2.1</text:p>
          </table:table-cell>
          <table:table-cell office:value-type="float" office:value="0.95" calcext:value-type="float">
            <text:p>0.95</text:p>
          </table:table-cell>
          <table:table-cell table:formula="of:=[.B13] * 20000" office:value-type="float" office:value="42000" calcext:value-type="float">
            <text:p>42000</text:p>
          </table:table-cell>
          <table:table-cell table:formula="of:= 1 -(1 / ((0.7675 * [.C13]) + 1))" office:value-type="float" office:value="0.421672811393046" calcext:value-type="float">
            <text:p>0.421672811393046</text:p>
          </table:table-cell>
          <table:table-cell table:formula="of:=[.D13] / (1 / ((0.7675 * [.C13]) + 1))" office:value-type="float" office:value="72623.25" calcext:value-type="float">
            <text:p>72623.25</text:p>
          </table:table-cell>
        </table:table-row>
        <table:table-row table:style-name="ro1">
          <table:table-cell office:value-type="string" calcext:value-type="string">
            <text:p>Sorceress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[.B14] * 20000" office:value-type="float" office:value="40000" calcext:value-type="float">
            <text:p>40000</text:p>
          </table:table-cell>
          <table:table-cell table:formula="of:= 1 -(1 / ((0.7675 * [.C14]) + 1))" office:value-type="float" office:value="0.421672811393046" calcext:value-type="float">
            <text:p>0.421672811393046</text:p>
          </table:table-cell>
          <table:table-cell table:formula="of:=[.D14] / (1 / ((0.7675 * [.C14]) + 1))" office:value-type="float" office:value="69165" calcext:value-type="float">
            <text:p>69165</text:p>
          </table:table-cell>
        </table:table-row>
        <table:table-row table:style-name="ro1">
          <table:table-cell office:value-type="string" calcext:value-type="string">
            <text:p>Gunsling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B15] * 20000" office:value-type="float" office:value="40000" calcext:value-type="float">
            <text:p>40000</text:p>
          </table:table-cell>
          <table:table-cell table:formula="of:= 1 -(1 / ((0.7675 * [.C15]) + 1))" office:value-type="float" office:value="0.408546503031199" calcext:value-type="float">
            <text:p>0.408546503031199</text:p>
          </table:table-cell>
          <table:table-cell table:formula="of:=[.D15] / (1 / ((0.7675 * [.C15]) + 1))" office:value-type="float" office:value="67630" calcext:value-type="float">
            <text:p>67630</text:p>
          </table:table-cell>
        </table:table-row>
        <table:table-row table:style-name="ro1">
          <table:table-cell office:value-type="string" calcext:value-type="string">
            <text:p>Shadowhunter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formula="of:=[.B16] * 20000" office:value-type="float" office:value="40000" calcext:value-type="float">
            <text:p>40000</text:p>
          </table:table-cell>
          <table:table-cell table:formula="of:= 1 -(1 / ((0.7675 * [.C16]) + 1))" office:value-type="float" office:value="0.394810500037824" calcext:value-type="float">
            <text:p>0.394810500037824</text:p>
          </table:table-cell>
          <table:table-cell table:formula="of:=[.D16] / (1 / ((0.7675 * [.C16]) + 1))" office:value-type="float" office:value="66095" calcext:value-type="float">
            <text:p>66095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B17] * 20000" office:value-type="float" office:value="40000" calcext:value-type="float">
            <text:p>40000</text:p>
          </table:table-cell>
          <table:table-cell table:formula="of:= 1 -(1 / ((0.7675 * [.C17]) + 1))" office:value-type="float" office:value="0.380421313506815" calcext:value-type="float">
            <text:p>0.380421313506815</text:p>
          </table:table-cell>
          <table:table-cell table:formula="of:=[.D17] / (1 / ((0.7675 * [.C17]) + 1))" office:value-type="float" office:value="64560" calcext:value-type="float">
            <text:p>64560</text:p>
          </table:table-cell>
        </table:table-row>
        <table:table-row table:style-name="ro1">
          <table:table-cell office:value-type="string" calcext:value-type="string">
            <text:p>Arcanist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B18] * 20000" office:value-type="float" office:value="40000" calcext:value-type="float">
            <text:p>40000</text:p>
          </table:table-cell>
          <table:table-cell table:formula="of:= 1 -(1 / ((0.7675 * [.C18]) + 1))" office:value-type="float" office:value="0.380421313506815" calcext:value-type="float">
            <text:p>0.380421313506815</text:p>
          </table:table-cell>
          <table:table-cell table:formula="of:=[.D18] / (1 / ((0.7675 * [.C18]) + 1))" office:value-type="float" office:value="64560" calcext:value-type="float">
            <text:p>64560</text:p>
          </table:table-cell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B19] * 20000" office:value-type="float" office:value="40000" calcext:value-type="float">
            <text:p>40000</text:p>
          </table:table-cell>
          <table:table-cell table:formula="of:= 1 -(1 / ((0.7675 * [.C19]) + 1))" office:value-type="float" office:value="0.380421313506815" calcext:value-type="float">
            <text:p>0.380421313506815</text:p>
          </table:table-cell>
          <table:table-cell table:formula="of:=[.D19] / (1 / ((0.7675 * [.C19]) + 1))" office:value-type="float" office:value="64560" calcext:value-type="float">
            <text:p>64560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table:formula="of:=[.B20] * 20000" office:value-type="float" office:value="38000" calcext:value-type="float">
            <text:p>38000</text:p>
          </table:table-cell>
          <table:table-cell table:formula="of:= 1 -(1 / ((0.7675 * [.C20]) + 1))" office:value-type="float" office:value="0.408546503031199" calcext:value-type="float">
            <text:p>0.408546503031199</text:p>
          </table:table-cell>
          <table:table-cell table:formula="of:=[.D20] / (1 / ((0.7675 * [.C20]) + 1))" office:value-type="float" office:value="64248.5" calcext:value-type="float">
            <text:p>64248.5</text:p>
          </table:table-cell>
        </table:table-row>
        <table:table-row table:style-name="ro1">
          <table:table-cell office:value-type="string" calcext:value-type="string">
            <text:p>Machinist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[.B21] * 20000" office:value-type="float" office:value="40000" calcext:value-type="float">
            <text:p>40000</text:p>
          </table:table-cell>
          <table:table-cell table:formula="of:= 1 -(1 / ((0.7675 * [.C21]) + 1))" office:value-type="float" office:value="0.365331217770726" calcext:value-type="float">
            <text:p>0.365331217770726</text:p>
          </table:table-cell>
          <table:table-cell table:formula="of:=[.D21] / (1 / ((0.7675 * [.C21]) + 1))" office:value-type="float" office:value="63025" calcext:value-type="float">
            <text:p>63025</text:p>
          </table:table-cell>
        </table:table-row>
        <table:table-row table:style-name="ro1">
          <table:table-cell office:value-type="string" calcext:value-type="string">
            <text:p>Reape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[.B22] * 20000" office:value-type="float" office:value="40000" calcext:value-type="float">
            <text:p>40000</text:p>
          </table:table-cell>
          <table:table-cell table:formula="of:= 1 -(1 / ((0.7675 * [.C22]) + 1))" office:value-type="float" office:value="0.365331217770726" calcext:value-type="float">
            <text:p>0.365331217770726</text:p>
          </table:table-cell>
          <table:table-cell table:formula="of:=[.D22] / (1 / ((0.7675 * [.C22]) + 1))" office:value-type="float" office:value="63025" calcext:value-type="float">
            <text:p>63025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1.9" calcext:value-type="float">
            <text:p>1.9</text:p>
          </table:table-cell>
          <table:table-cell office:value-type="float" office:value="0.75" calcext:value-type="float">
            <text:p>0.75</text:p>
          </table:table-cell>
          <table:table-cell table:formula="of:=[.B23] * 20000" office:value-type="float" office:value="38000" calcext:value-type="float">
            <text:p>38000</text:p>
          </table:table-cell>
          <table:table-cell table:formula="of:= 1 -(1 / ((0.7675 * [.C23]) + 1))" office:value-type="float" office:value="0.365331217770726" calcext:value-type="float">
            <text:p>0.365331217770726</text:p>
          </table:table-cell>
          <table:table-cell table:formula="of:=[.D23] / (1 / ((0.7675 * [.C23]) + 1))" office:value-type="float" office:value="59873.75" calcext:value-type="float">
            <text:p>59873.75</text:p>
          </table:table-cell>
        </table:table-row>
        <table:table-row table:style-name="ro1">
          <table:table-cell office:value-type="string" calcext:value-type="string">
            <text:p>Deadeye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table:formula="of:=[.B24] * 20000" office:value-type="float" office:value="36000" calcext:value-type="float">
            <text:p>36000</text:p>
          </table:table-cell>
          <table:table-cell table:formula="of:= 1 -(1 / ((0.7675 * [.C24]) + 1))" office:value-type="float" office:value="0.349487721580745" calcext:value-type="float">
            <text:p>0.349487721580745</text:p>
          </table:table-cell>
          <table:table-cell table:formula="of:=[.D24] / (1 / ((0.7675 * [.C24]) + 1))" office:value-type="float" office:value="55341" calcext:value-type="float">
            <text:p>55341</text:p>
          </table:table-cell>
        </table:table-row>
        <table:table-row table:style-name="ro1">
          <table:table-cell office:value-type="string" calcext:value-type="string">
            <text:p>Bard (Hvy Armor)</text:p>
          </table:table-cell>
          <table:table-cell office:value-type="float" office:value="1.9" calcext:value-type="float">
            <text:p>1.9</text:p>
          </table:table-cell>
          <table:table-cell office:value-type="float" office:value="1.75" calcext:value-type="float">
            <text:p>1.75</text:p>
          </table:table-cell>
          <table:table-cell table:formula="of:=[.B25] * 20000" office:value-type="float" office:value="38000" calcext:value-type="float">
            <text:p>38000</text:p>
          </table:table-cell>
          <table:table-cell table:formula="of:= 1 -(1 / ((0.7675 * [.C25]) + 1))" office:value-type="float" office:value="0.573219525206722" calcext:value-type="float">
            <text:p>0.573219525206722</text:p>
          </table:table-cell>
          <table:table-cell table:formula="of:=[.D25] / (1 / ((0.7675 * [.C25]) + 1))" office:value-type="float" office:value="89038.75" calcext:value-type="float">
            <text:p>89038.75</text:p>
          </table:table-cell>
        </table:table-row>
        <table:table-row table:style-name="ro1">
          <table:table-cell office:value-type="string" calcext:value-type="string">
            <text:p>Artist (Hvy Armor)</text:p>
          </table:table-cell>
          <table:table-cell table:number-columns-repeated="2" office:value-type="float" office:value="1.9" calcext:value-type="float">
            <text:p>1.9</text:p>
          </table:table-cell>
          <table:table-cell table:formula="of:=[.B26] * 20000" office:value-type="float" office:value="38000" calcext:value-type="float">
            <text:p>38000</text:p>
          </table:table-cell>
          <table:table-cell table:formula="of:= 1 -(1 / ((0.7675 * [.C26]) + 1))" office:value-type="float" office:value="0.593206549374555" calcext:value-type="float">
            <text:p>0.593206549374555</text:p>
          </table:table-cell>
          <table:table-cell table:formula="of:=[.D26] / (1 / ((0.7675 * [.C26]) + 1))" office:value-type="float" office:value="93413.5" calcext:value-type="float">
            <text:p>9341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1T17:03:08.670000000</meta:creation-date>
    <dc:date>2023-07-21T17:29:46.072000000</dc:date>
    <meta:editing-duration>PT6M6S</meta:editing-duration>
    <meta:editing-cycles>1</meta:editing-cycles>
    <meta:document-statistic meta:table-count="1" meta:cell-count="156" meta:object-count="0"/>
    <meta:generator>LibreOffice/7.3.4.2$Windows_X86_64 LibreOffice_project/728fec16bd5f605073805c3c9e7c4212a0120dc5</meta:generator>
  </office:meta>
</office:document-meta>
</file>